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ca" fo:country="ES" style:language-asian="zh" style:country-asian="CN" style:language-complex="hi" style:country-complex="IN"/>
    </style:style>
    <style:style style:name="P2" style:family="paragraph" style:parent-style-name="Heading_20_3">
      <style:paragraph-properties style:writing-mode="lr-tb"/>
      <style:text-properties fo:language="ca" fo:country="ES" style:language-asian="zh" style:country-asian="CN" style:language-complex="hi" style:country-complex="IN"/>
    </style:style>
    <style:style style:name="P3" style:family="paragraph" style:parent-style-name="Standard">
      <style:paragraph-properties style:writing-mode="lr-tb"/>
      <style:text-properties fo:language="ca" fo:country="ES" officeooo:paragraph-rsid="000a75f3" style:language-asian="zh" style:country-asian="CN" style:language-complex="hi" style:country-complex="IN"/>
    </style:style>
    <style:style style:name="P4" style:family="paragraph" style:parent-style-name="Standard">
      <style:paragraph-properties style:writing-mode="lr-tb"/>
      <style:text-properties fo:language="ca" fo:country="ES" style:language-asian="zh" style:country-asian="CN" style:language-complex="hi" style:country-complex="IN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officeooo:rsid="000a75f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Acord de Venda</text:h>
      <text:p text:style-name="Text_20_body">D'una banda, la senyora Carla Font Pérez, amb document d'identitat núm. 98765432T, resident a Maó, com a part cedent.</text:p>
      <text:p text:style-name="Text_20_body">I d'altra banda, el senyor Josep Serra Vidal, amb document d'identitat núm. 23456789Q, veí de Sant Lluís, com a part adquirent.</text:p>
      <text:p text:style-name="Text_20_body">Ambdues parts actuen en nom propi i es reconeixen mutuament la capacitat legal per formalitzar aquest acord.</text:p>
      <text:h text:style-name="Heading_20_3" text:outline-level="3">DECLAREN</text:h>
      <text:list text:style-name="L1">
        <text:list-item>
          <text:p text:style-name="P5">Que la senyora Carla Font Pérez és titular de l'immoble situat al 22 del carrer Nou, Maó.</text:p>
        </text:list-item>
        <text:list-item>
          <text:p text:style-name="P5">Que l'immoble esmentat es troba lliure de gravàmens i contractes d'arrendament.</text:p>
        </text:list-item>
        <text:list-item>
          <text:p text:style-name="P5">Que la senyora Font vol cedir la propietat de l'immoble mencionat i el senyor Serra vol adquirir-lo, raó per la qual formalitzen aquest acord de venda, que es regirà pels termes següents.</text:p>
        </text:list-item>
      </text:list>
      <text:h text:style-name="Heading_20_3" text:outline-level="3">TERMINIS</text:h>
      <text:list text:style-name="L2">
        <text:list-item>
          <text:p text:style-name="P6"><text:span text:style-name="Strong_20_Emphasis">Propòsit de la venda</text:span><text:line-break/>La senyora Font transfereix l'immoble al senyor Serra, i aquest l'accepta.</text:p>
        </text:list-item>
        <text:list-item>
          <text:p text:style-name="P6"><text:span text:style-name="Strong_20_Emphasis">Import i mètode de pagament</text:span><text:line-break/>L'import de la venda s'estableix en cent noranta mil (190.000) euros, que es distribueixen com segueix:</text:p>
          <text:p text:style-name="P6">a) Vint mil (20.000) euros que l'adquirent entrega a la cedent en signar aquest acord.</text:p>
          <text:p text:style-name="P6">b) Els cent setanta mil (170.000) euros restants es pagaran en l'acte de formalització de l'escriptura davant notari.</text:p>
        </text:list-item>
        <text:list-item>
          <text:p text:style-name="P6"><text:span text:style-name="Strong_20_Emphasis">Transferència de possessió</text:span><text:line-break/>La senyora Font es compromet a cedir la possessió de l'immoble, lliure de gravàmens, llogaters o ocupants, el dia de la signatura de l'escriptura.</text:p>
        </text:list-item>
        <text:list-item>
          <text:p text:style-name="P6"><text:span text:style-name="Strong_20_Emphasis">Despeses associades</text:span><text:line-break/>Les despeses derivades d'aquest acord, incloent la formalització de l'escriptura i la inscripció en el registre corresponent, així com l'impost de transmissions patrimonials, seran responsabilitat de l'adquirent.</text:p>
        </text:list-item>
        <text:list-item>
          <text:p text:style-name="P6"><text:soft-page-break/><text:span text:style-name="Strong_20_Emphasis">Impost de valor afegit</text:span><text:line-break/>La cedent assumirà el pagament de l'impost sobre l'increment del valor dels terrenys.</text:p>
        </text:list-item>
        <text:list-item>
          <text:p text:style-name="P6"><text:span text:style-name="Strong_20_Emphasis">Termini per a la formalització</text:span><text:line-break/>S'estableix un termini de vuitanta dies des de la signatura d'aquest acord per a la formalització de l'escriptura de venda, que tindrà lloc en la data que determini la cedent, davant el notari Anna Ribera Ferrer.</text:p>
        </text:list-item>
        <text:list-item>
          <text:p text:style-name="P6"><text:span text:style-name="Strong_20_Emphasis">Competència judicial</text:span><text:line-break/>Les parts es sotmeten a la competència dels tribunals de Maó per a la resolució de qualsevol controvèrsia relacionada amb aquest acord.</text:p>
        </text:list-item>
      </text:list>
      <text:p text:style-name="Text_20_body">Com a prova de conformitat, ambdues parts signen aquest document en dos exemplars, en la data i lloc indicats.</text:p>
      <text:p text:style-name="Text_20_body">Sant Lluís, 15 de juny del 2024</text:p>
      <text:p text:style-name="Text_20_body"><text:span text:style-name="Strong_20_Emphasis">La cedent</text:span><text:line-break/>Carla Font Pérez</text:p>
      <text:p text:style-name="Text_20_body"><text:span text:style-name="Strong_20_Emphasis">L'adquirent</text:span><text:line-break/>Josep Serra Vida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entury Gothic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entury Gothic" fo:font-family="'Century Gothic'" style:font-family-generic="swiss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name-complex="Noto Sans" style:font-family-complex="'Noto Sans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</meta:creation-date>
    <dc:language>en-US</dc:language>
    <dc:date>2024-12-12T15:29:06.721689601</dc:date>
    <meta:editing-cycles>12</meta:editing-cycles>
    <meta:editing-duration>PT1H49M36S</meta:editing-duration>
    <meta:generator>LibreOffice/24.2.7.2$Linux_X86_64 LibreOffice_project/420$Build-2</meta:generator>
    <meta:document-statistic meta:table-count="0" meta:image-count="0" meta:object-count="0" meta:page-count="2" meta:paragraph-count="22" meta:word-count="374" meta:character-count="2294" meta:non-whitespace-character-count="1952"/>
    <meta:user-defined meta:name="AppVersion">15.0000</meta:user-defined>
  </office:meta>
</office:document-meta>
</file>